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weight="bold" officeooo:paragraph-rsid="001b5436"/>
    </style:style>
    <style:style style:name="P2" style:family="paragraph" style:parent-style-name="Heading_20_2">
      <style:text-properties officeooo:paragraph-rsid="001b5436"/>
    </style:style>
    <style:style style:name="P3" style:family="paragraph" style:parent-style-name="Heading_20_3">
      <style:text-properties fo:font-weight="bold" officeooo:paragraph-rsid="001b5436"/>
    </style:style>
    <style:style style:name="P4" style:family="paragraph" style:parent-style-name="Standard">
      <style:text-properties fo:font-size="14pt" officeooo:paragraph-rsid="001b5436" style:font-size-asian="14pt" style:font-size-complex="14pt"/>
    </style:style>
    <style:style style:name="P5" style:family="paragraph" style:parent-style-name="Text_20_body">
      <style:text-properties fo:font-size="14pt" officeooo:paragraph-rsid="001b5436" style:font-size-asian="14pt" style:font-size-complex="14pt"/>
    </style:style>
    <style:style style:name="P6" style:family="paragraph" style:parent-style-name="Text_20_body" style:list-style-name="L1">
      <style:text-properties officeooo:paragraph-rsid="001b5436"/>
    </style:style>
    <style:style style:name="P7" style:family="paragraph" style:parent-style-name="Text_20_body">
      <style:text-properties officeooo:paragraph-rsid="001b5436"/>
    </style:style>
    <style:style style:name="T1" style:family="text">
      <style:text-properties fo:font-size="14pt" fo:font-style="normal" fo:font-weight="normal" officeooo:rsid="002e050d" style:font-size-asian="14pt" style:font-style-asian="normal" style:font-weight-asian="normal" style:font-size-complex="14pt" style:font-style-complex="normal" style:font-weight-complex="normal"/>
    </style:style>
    <style:style style:name="T2" style:family="text">
      <style:text-properties fo:font-size="14pt" fo:font-style="normal" fo:font-weight="normal" officeooo:rsid="0029937c" style:font-size-asian="14pt" style:font-style-asian="normal" style:font-weight-asian="normal" style:font-size-complex="14pt" style:font-style-complex="normal" style:font-weight-complex="normal"/>
    </style:style>
    <style:style style:name="T3" style:family="text">
      <style:text-properties fo:font-size="14pt" fo:font-style="normal" fo:font-weight="normal" officeooo:rsid="002d7d45" style:font-size-asian="14pt" style:font-style-asian="normal" style:font-weight-asian="normal" style:font-size-complex="14pt" style:font-style-complex="normal" style:font-weight-complex="normal"/>
    </style:style>
    <style:style style:name="T4" style:family="text">
      <style:text-properties fo:font-size="14pt" fo:font-style="normal" fo:font-weight="normal" officeooo:rsid="003bb2f6" style:font-size-asian="14pt" style:font-style-asian="normal" style:font-weight-asian="normal" style:font-size-complex="14pt" style:font-style-complex="normal" style:font-weight-complex="normal"/>
    </style:style>
    <style:style style:name="T5" style:family="text">
      <style:text-properties fo:font-size="14pt" fo:font-style="normal" fo:font-weight="normal" officeooo:rsid="002d88ef" style:font-size-asian="14pt" style:font-style-asian="normal" style:font-weight-asian="normal" style:font-size-complex="14pt" style:font-style-complex="normal" style:font-weight-complex="normal"/>
    </style:style>
    <style:style style:name="T6" style:family="text">
      <style:text-properties fo:font-size="14pt" fo:font-style="normal" fo:font-weight="bold" officeooo:rsid="002d88ef" style:font-size-asian="14pt" style:font-style-asian="normal" style:font-weight-asian="bold" style:font-size-complex="14pt" style:font-style-complex="normal" style:font-weight-complex="bold"/>
    </style:style>
    <style:style style:name="T7" style:family="text">
      <style:text-properties fo:font-size="14pt" fo:font-style="normal" fo:font-weight="bold" officeooo:rsid="002d88ef" style:font-size-asian="14pt" style:font-style-asian="normal" style:font-weight-asian="normal" style:font-size-complex="14pt" style:font-style-complex="normal" style:font-weight-complex="normal"/>
    </style:style>
    <style:style style:name="T8" style:family="text">
      <style:text-properties fo:font-size="14pt" fo:font-style="normal" fo:font-weight="bold" officeooo:rsid="002e050d" style:font-size-asian="14pt" style:font-style-asian="normal" style:font-weight-asian="normal" style:font-size-complex="14pt" style:font-style-complex="normal" style:font-weight-complex="normal"/>
    </style:style>
    <style:style style:name="T9" style:family="text">
      <style:text-properties fo:font-size="14pt" fo:font-weight="bold" officeooo:rsid="002952d9" style:font-size-asian="14pt" style:font-weight-asian="bold" style:font-size-complex="14pt" style:font-weight-complex="bold"/>
    </style:style>
    <style:style style:name="T10" style:family="text">
      <style:text-properties fo:font-size="14pt" fo:font-weight="bold" officeooo:rsid="0029937c" style:font-size-asian="14pt" style:font-weight-asian="bold" style:font-size-complex="14pt" style:font-weight-complex="bold"/>
    </style:style>
    <style:style style:name="T11" style:family="text">
      <style:text-properties fo:font-size="14pt" fo:font-weight="bold" officeooo:rsid="002cd0b7" style:font-size-asian="14pt" style:font-weight-asian="bold" style:font-size-complex="14pt" style:font-weight-complex="bold"/>
    </style:style>
    <style:style style:name="T12" style:family="text">
      <style:text-properties fo:font-size="14pt" fo:font-weight="normal" officeooo:rsid="002b5990" style:font-size-asian="14pt" style:font-weight-asian="normal" style:font-size-complex="14pt" style:font-weight-complex="normal"/>
    </style:style>
    <style:style style:name="T13" style:family="text">
      <style:text-properties fo:font-size="14pt" fo:font-weight="normal" officeooo:rsid="00442124" style:font-size-asian="14pt" style:font-weight-asian="normal" style:font-size-complex="14pt" style:font-weight-complex="normal"/>
    </style:style>
    <style:style style:name="T14" style:family="text">
      <style:text-properties fo:font-size="14pt" fo:font-weight="normal" officeooo:rsid="002cd0b7" style:font-size-asian="14pt" style:font-weight-asian="normal" style:font-size-complex="14pt" style:font-weight-complex="normal"/>
    </style:style>
    <style:style style:name="T15" style:family="text">
      <style:text-properties fo:font-size="14pt" fo:font-weight="normal" officeooo:rsid="004575bd" style:font-size-asian="14pt" style:font-weight-asian="normal" style:font-size-complex="14pt" style:font-weight-complex="normal"/>
    </style:style>
    <style:style style:name="T16" style:family="text">
      <style:text-properties fo:font-size="14pt" fo:font-weight="normal" officeooo:rsid="0046f680" style:font-size-asian="14pt" style:font-weight-asian="normal" style:font-size-complex="14pt" style:font-weight-complex="normal"/>
    </style:style>
    <style:style style:name="T17" style:family="text">
      <style:text-properties fo:font-size="14pt" fo:font-weight="normal" style:font-size-asian="14pt" style:font-size-complex="14pt"/>
    </style:style>
    <style:style style:name="T18" style:family="text">
      <style:text-properties fo:font-size="14pt" fo:font-weight="normal" officeooo:rsid="0026b85d" style:font-size-asian="14pt" style:font-size-complex="14pt"/>
    </style:style>
    <style:style style:name="T19" style:family="text">
      <style:text-properties fo:font-size="14pt" fo:font-weight="normal" officeooo:rsid="0028943c" style:font-size-asian="14pt" style:font-size-complex="14pt"/>
    </style:style>
    <style:style style:name="T20" style:family="text">
      <style:text-properties fo:font-size="14pt" fo:font-weight="normal" officeooo:rsid="002952d9" style:font-size-asian="14pt" style:font-size-complex="14pt"/>
    </style:style>
    <style:style style:name="T21" style:family="text">
      <style:text-properties fo:font-size="14pt" fo:font-weight="normal" officeooo:rsid="003bb2f6" style:font-size-asian="14pt" style:font-size-complex="14pt"/>
    </style:style>
    <style:style style:name="T22" style:family="text">
      <style:text-properties fo:font-size="14pt" fo:font-weight="normal" officeooo:rsid="0029937c" style:font-size-asian="14pt" style:font-size-complex="14pt"/>
    </style:style>
    <style:style style:name="T23" style:family="text">
      <style:text-properties fo:font-size="14pt" fo:font-weight="normal" officeooo:rsid="003a20ba" style:font-size-asian="14pt" style:font-size-complex="14pt"/>
    </style:style>
    <style:style style:name="T24" style:family="text">
      <style:text-properties fo:font-size="14pt" fo:font-style="italic" fo:font-weight="normal" officeooo:rsid="004575bd" style:font-size-asian="14pt" style:font-style-asian="italic" style:font-weight-asian="normal" style:font-size-complex="14pt" style:font-style-complex="italic" style:font-weight-complex="normal"/>
    </style:style>
    <style:style style:name="T25" style:family="text">
      <style:text-properties officeooo:rsid="00338e5e"/>
    </style:style>
    <style:style style:name="T26" style:family="text">
      <style:text-properties officeooo:rsid="001c20e2"/>
    </style:style>
    <style:style style:name="T27" style:family="text">
      <style:text-properties officeooo:rsid="001d7543"/>
    </style:style>
    <style:style style:name="T28" style:family="text">
      <style:text-properties officeooo:rsid="001d9e4e"/>
    </style:style>
    <style:style style:name="T29" style:family="text">
      <style:text-properties fo:font-weight="normal"/>
    </style:style>
    <style:style style:name="T30" style:family="text">
      <style:text-properties fo:font-weight="normal" officeooo:rsid="001e5d97"/>
    </style:style>
    <style:style style:name="T31" style:family="text">
      <style:text-properties fo:font-weight="normal" officeooo:rsid="001f14fe"/>
    </style:style>
    <style:style style:name="T32" style:family="text">
      <style:text-properties fo:font-weight="normal" style:font-weight-asian="normal" style:font-weight-complex="normal"/>
    </style:style>
    <style:style style:name="T33" style:family="text">
      <style:text-properties fo:font-weight="normal" officeooo:rsid="0022492c"/>
    </style:style>
    <style:style style:name="T34" style:family="text">
      <style:text-properties fo:font-style="normal" fo:font-weight="normal" officeooo:rsid="002d88ef"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Peer-graded Assignment: Capstone Project - The Battle of Neighborhoods (Week 1)</text:h>
      <text:h text:style-name="P1" text:outline-level="2">A.<text:span text:style-name="T25">1</text:span> Introduction</text:h>
      <text:p text:style-name="P7"><text:span text:style-name="T9">P</text:span><text:span text:style-name="T10">roblem : </text:span><text:span text:style-name="T12">An entrepreneur wants to open a</text:span><text:span text:style-name="T13">n Italian </text:span><text:span text:style-name="T12">restaurant in one of <text:s/>New York City’s boroughs. </text:span><text:span text:style-name="T14">He needs to know the strategic location for the restaurant .</text:span></text:p>
      <text:h text:style-name="P3" text:outline-level="3"><text:s/>Background &amp; Problem Description</text:h>
      <text:p text:style-name="P4"><text:span text:style-name="T26">Investing in food for entrepreneurs is a lucrative business idea, according to experts. </text:span><text:s/><text:span text:style-name="T26">It ha</text:span><text:span text:style-name="T27">s</text:span><text:span text:style-name="T26"> been noted that the greater part of the population of customers enjoy spoiling themselves and spending their money on food, of course good food!</text:span>. I<text:span text:style-name="T27">n as much as other business ideas of interest like </text:span>fashion, cosmetics, and hotels are gaining much popularity nowadays, none of them can’<text:span text:style-name="T28">t</text:span><text:span text:style-name="T27"> match </text:span>the long history of satisfied patrons that the food industry boasts of.</text:p>
      <text:p text:style-name="P5"><text:span text:style-name="T29">New York City has long been one of the most sought-after places to open a restaurant. <text:s/></text:span><text:span text:style-name="T30">A restaurant is a business which prepares and serves food and drink to customers in return for money, either paid before the meal, after the meal, or with an open account </text:span><text:span text:style-name="T31">. </text:span><text:span text:style-name="T30">Being </text:span><text:span text:style-name="T29">the most populous city in the country with more than eight million people and counting; th</text:span><text:span text:style-name="T30">is means there is </text:span><text:span text:style-name="T29">a lot of hungry mouths to feed, so it’s no wonder more and more restaurant owners are setting up shop. Data from the National Restaurant Association</text:span> <text:span text:style-name="T29">shows that there are almost 45,000 food establishments in New York City, so restaurant entrepreneurs can expect stiff competition. But there’s still room for business growth. Today, New York is home to many of the finest restaurants in the world — and New Yorkers have become accustomed to regularly dining out. The </text:span><text:span text:style-name="T32">cuisine of New York City </text:span><text:span text:style-name="T29">comprises many cuisines belonging to various ethnic groups that have entered the United States through the city. Almost all ethnic cuisines are well represented in New York, both within and outside the various ethnic neighborhoods New York City is composed of five boroughs, each of which is a county of the State of New York. The five boroughs—Brooklyn, Queens, Manhattan, the Bronx, and Staten Island. </text:span><text:span text:style-name="T33">[Wikipedia]</text:span></text:p>
      <text:p text:style-name="P7"><text:span text:style-name="T18">It can be seen that </text:span><text:span text:style-name="T17">New York City </text:span><text:span text:style-name="T18">is ideal for the</text:span><text:span text:style-name="T17"> the food industry. </text:span><text:span text:style-name="T19">There are important factors to consider before one opens a restaurant in New York City. </text:span><text:span text:style-name="T20">One</text:span><text:span text:style-name="T19"> of the factors </text:span><text:span text:style-name="T20">is </text:span><text:span text:style-name="T17">the </text:span><text:span text:style-name="T19">location of the restaurant from the five boroughs </text:span><text:span text:style-name="T20">of New York City.</text:span><text:span text:style-name="T19"> </text:span><text:span text:style-name="T20">Characteristics of the locations such as, population, </text:span><text:span text:style-name="T21">type of restaurant,</text:span><text:span text:style-name="T20"> </text:span><text:span text:style-name="T22">average income, </text:span><text:span text:style-name="T20">tourist attraction , historical monuments etc </text:span><text:span text:style-name="T23">can </text:span><text:span text:style-name="T20"><text:s/>be </text:span><text:span text:style-name="T23">used </text:span><text:span text:style-name="T20">in the analysis of the neighborhoods. </text:span></text:p>
      <text:p text:style-name="P7"><text:soft-page-break/><text:span text:style-name="T11">Objective:</text:span><text:span text:style-name="Emphasis"><text:span text:style-name="T2">The </text:span></text:span><text:span text:style-name="Emphasis"><text:span text:style-name="T3">aim </text:span></text:span><text:span text:style-name="Emphasis"><text:span text:style-name="T2">of this </text:span></text:span><text:span text:style-name="Emphasis"><text:span text:style-name="T3">project </text:span></text:span><text:span text:style-name="Emphasis"><text:span text:style-name="T2">is to help </text:span></text:span><text:span text:style-name="Emphasis"><text:span text:style-name="T3">entrepreneurs </text:span></text:span><text:span text:style-name="Emphasis"><text:span text:style-name="T2">planning to open a new </text:span></text:span><text:span text:style-name="Emphasis"><text:span text:style-name="T4">Italian</text:span></text:span><text:span text:style-name="Emphasis"><text:span text:style-name="T2"> restaurant in </text:span></text:span><text:span text:style-name="Emphasis"><text:span text:style-name="T3">New York City </text:span></text:span><text:span text:style-name="Emphasis"><text:span text:style-name="T2">to chose the right location by :</text:span></text:span></text:p>
      <text:list xml:id="list90335415" text:style-name="L1">
        <text:list-item>
          <text:p text:style-name="P6"><text:span text:style-name="Emphasis"><text:span text:style-name="T15">finding the most populated </text:span></text:span><text:span text:style-name="Emphasis"><text:span text:style-name="T24">Borough </text:span></text:span><text:span text:style-name="Emphasis"><text:span text:style-name="T15">in New York</text:span></text:span></text:p>
        </text:list-item>
        <text:list-item>
          <text:p text:style-name="P6"><text:span text:style-name="Emphasis"><text:span text:style-name="T15">use geopy to obtain geographical location by ad</text:span></text:span><text:span text:style-name="Emphasis"><text:span text:style-name="T16">d</text:span></text:span><text:span text:style-name="Emphasis"><text:span text:style-name="T15">ress name </text:span></text:span><text:span text:style-name="Emphasis"><text:span text:style-name="T16">of neighborhoods in the most populated Borough</text:span></text:span></text:p>
        </text:list-item>
        <text:list-item>
          <text:p text:style-name="P6"><text:span text:style-name="Emphasis"><text:span text:style-name="T15">use Foursquare API to get ten </text:span></text:span><text:span text:style-name="Emphasis"><text:span text:style-name="T16">most </text:span></text:span><text:span text:style-name="Emphasis"><text:span text:style-name="T15">common venues and their respective categories in each neighborhood </text:span></text:span></text:p>
        </text:list-item>
        <text:list-item>
          <text:p text:style-name="P6"><text:span text:style-name="Emphasis"><text:span text:style-name="T16">analyze the obtained information and come up with the best location</text:span></text:span></text:p>
        </text:list-item>
      </text:list>
      <text:p text:style-name="P7"><text:span text:style-name="Emphasis"><text:span text:style-name="T6">Proposed Solution: </text:span></text:span><text:span text:style-name="Emphasis"><text:span text:style-name="T5">The neighborhoods in New York City are going to be reduced to boroughs of New York City . </text:span></text:span><text:span text:style-name="Emphasis"><text:span text:style-name="T4">The most populated borough will be used for analysis.</text:span></text:span><text:span text:style-name="Emphasis"><text:span text:style-name="T5"> </text:span></text:span><text:span text:style-name="Emphasis"><text:span text:style-name="T7">Geopy</text:span></text:span><text:span text:style-name="Emphasis"><text:span text:style-name="T5"> </text:span></text:span><text:span text:style-name="Emphasis"><text:span text:style-name="T34"><text:s/></text:span></text:span><text:span text:style-name="Emphasis"><text:span text:style-name="T1">will be used </text:span></text:span><text:span text:style-name="Emphasis"><text:span text:style-name="T5">to get geological location by address name </text:span></text:span><text:span text:style-name="Emphasis"><text:span text:style-name="T1">and </text:span></text:span><text:span text:style-name="Emphasis"><text:span text:style-name="T8">Foursquare API</text:span></text:span><text:span text:style-name="Emphasis"><text:span text:style-name="T1"> to get the venues' record of given venues of New York City.</text:span></text:span></text:p>
      <text:p text:style-name="P7"><text:span text:style-name="Emphasis"><text:span text:style-name="T1"/></text:span></text:p>
      <text:p text:style-name="P7"><text:span text:style-name="Emphasis"><text:span text:style-name="T1"/></text:span></text:p>
      <text:p text:style-name="P7"><text:span text:style-name="Emphasis"><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2:11:55.632511133</meta:creation-date>
    <dc:date>2020-12-31T12:15:08.751371738</dc:date>
    <meta:editing-duration>PT3M13S</meta:editing-duration>
    <meta:editing-cycles>1</meta:editing-cycles>
    <meta:document-statistic meta:table-count="0" meta:image-count="0" meta:object-count="0" meta:page-count="2" meta:paragraph-count="13" meta:word-count="549" meta:character-count="3241" meta:non-whitespace-character-count="2701"/>
    <meta:generator>LibreOffice/6.4.6.2$Linux_X86_64 LibreOffice_project/40$Build-2</meta:generator>
  </office:meta>
</office:document-meta>
</file>